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08ba" officeooo:paragraph-rsid="001508ba"/>
    </style:style>
    <style:style style:name="P2" style:family="paragraph" style:parent-style-name="Standard">
      <style:text-properties officeooo:rsid="0015b7c8" officeooo:paragraph-rsid="0015b7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Brain Specification</text:p>
      <text:p text:style-name="P1"/>
      <text:p text:style-name="P1">This is a work in progress and all comments (well most) would be appreciated.</text:p>
      <text:p text:style-name="P1"/>
      <text:p text:style-name="P1">Based on Arduino Leonardo which is an ATMega32u4 Breakout Board. Schematic and Eagle Board Files are in design folder<text:line-break/><text:line-break/>Must provide 6V high current power and pwm control for 4 hobby servos. Our basic servos can draw up to 1A each, the metal gear versions we plan to provide as an upgrade can draw more. It would be good to test these and work to them as a requirement. If higher current could be provided via the board it should to make the product easy to use with as many 4 servo systems as possible. I2C module is available to cover power and control and should be investigated. (Schematic and Eagle Board Files are in design folder)</text:p>
      <text:p text:style-name="P1"/>
      <text:p text:style-name="P1">Should have connectivity (whether pins or footprints for):</text:p>
      <text:p text:style-name="P1">Wireless XBEE style module<text:line-break/>Bluetooth LE module<text:line-break/>LCD Screen</text:p>
      <text:p text:style-name="P1"/>
      <text:p text:style-name="P1">Controls to be placed on daughter boards. Currently we use 4 analogue outputs, would like to explore I2C as a possibility. There are two daughter boards designs, one for joystick style potentimeters and another for slider type.</text:p>
      <text:p text:style-name="P1"/>
      <text:p text:style-name="P2">Open source – Altium files to be released, also if we can convert to Eagle that would be good.</text:p>
      <text:p text:style-name="P2"/>
      <text:p text:style-name="P2"> Low-cost <text:s/></text:p>
      <text:p text:style-name="P2"/>
      <text:p text:style-name="P2"> Surface mount – the unit will be pre-built</text:p>
      <text:p text:style-name="P2"/>
      <text:p text:style-name="P2"> 4 x servo 3 pin sockets </text:p>
      <text:p text:style-name="P2"/>
      <text:p text:style-name="P2"> Servos controlled on D6,D9,D10,D11 (all PWM)</text:p>
      <text:p text:style-name="P2"/>
      <text:p text:style-name="P2"> Servo outputs need to cope with current. The power wires need to be thick. The </text:p>
      <text:p text:style-name="P2"/>
      <text:p text:style-name="P2">control wires don’t need to change.</text:p>
      <text:p text:style-name="P2"/>
      <text:p text:style-name="P2"> Analogue inputs on A0,A1,A2,A3</text:p>
      <text:p text:style-name="P2"/>
      <text:p text:style-name="P2"> Programmed with external programmer (FTDI unit 6 x 1) – Supplied separately.</text:p>
      <text:p text:style-name="P2"/>
      <text:p text:style-name="P2"> ISP 3 x2 programming header.</text:p>
      <text:p text:style-name="P2"/>
      <text:p text:style-name="P2"> LEDs to show status. LEDs on pins D12 and D13. An additional one for playing with on another PWM pin</text:p>
      <text:p text:style-name="P2"/>
      <text:p text:style-name="P2"> Connectors on I/O pins for hacking</text:p>
      <text:p text:style-name="P2"/>
      <text:p text:style-name="P2"> ON/OFF switch.</text:p>
      <text:p text:style-name="P2"/>
      <text:p text:style-name="P2"> Shape – to fit base plate on MeArm</text:p>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06:36:51.868000000</meta:creation-date>
    <dc:date>2015-01-29T06:55:20.850000000</dc:date>
    <meta:editing-duration>PT5M37S</meta:editing-duration>
    <meta:editing-cycles>2</meta:editing-cycles>
    <meta:generator>LibreOffice/4.1.3.2$Windows_x86 LibreOffice_project/70feb7d99726f064edab4605a8ab840c50ec57a</meta:generator>
    <meta:document-statistic meta:table-count="0" meta:image-count="0" meta:object-count="0" meta:page-count="2" meta:paragraph-count="20" meta:word-count="313" meta:character-count="1744" meta:non-whitespace-character-count="1442"/>
  </office:meta>
</office:document-meta>
</file>